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ddaaf" officeooo:paragraph-rsid="001dda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y viernes, nos juntamos en el centro de innovacion con el objetivo de hacer una ultima prueba aislada para posterirmente dirigirnos a Inverucum, un invernadero con sede en el poblado de Ucum.</text:p>
      <text:p text:style-name="P1">Ahí hicimos un pequeño recorrido y escuchamos una plática del encargado.</text:p>
      <text:p text:style-name="P1">Terminada la plática, nos dispusimos a poner en marcha el proyecto, los compañeors Erik y Rolón se quedarón en el ivernadero para poner a trabajar los sensores y los dispositivos, mientras que Eyden y yo, fuimos a la oficina a instalar la raspberry, el modem y la computadora para poder administrar la raspberry de forma remota.</text:p>
      <text:p text:style-name="P1"/>
      <text:p text:style-name="P1">El inconveniente que nosotros tuvimos fue que en lugar de llevar un cable utp cruzado llevamos un cable directo, por lo que el arduino que funje como coordinador no podía obtener conexión mediante cable con la raspberry.</text:p>
      <text:p text:style-name="P1">La solucion que ideé y lleve a cabo fue configurar el modem con un nombre de red igual al del cnetro de innovación, y reservar la ip 192.168.0.4 para la raspberri y una ip 192.168.0.5 para el arduino, que mediante calble utp directo se conetó al modem y este vía wifi enrutaba las peticiones a la raspberr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19:31.226481093</meta:creation-date>
    <dc:date>2018-02-26T09:26:16.557376120</dc:date>
    <meta:editing-duration>PT6M45S</meta:editing-duration>
    <meta:editing-cycles>1</meta:editing-cycles>
    <meta:document-statistic meta:table-count="0" meta:image-count="0" meta:object-count="0" meta:page-count="1" meta:paragraph-count="5" meta:word-count="193" meta:character-count="1120" meta:non-whitespace-character-count="932"/>
    <meta:generator>LibreOffice/5.4.0.3$Linux_X86_64 LibreOffice_project/40m0$Build-3</meta:generator>
  </office:meta>
</office:document-meta>
</file>